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2d104" officeooo:paragraph-rsid="0012d104"/>
    </style:style>
    <style:style style:name="P2" style:family="paragraph" style:parent-style-name="Standard">
      <style:paragraph-properties fo:text-align="end" style:justify-single-word="false"/>
      <style:text-properties officeooo:paragraph-rsid="0012d104"/>
    </style:style>
    <style:style style:name="P3" style:family="paragraph" style:parent-style-name="Standard">
      <style:paragraph-properties fo:text-align="end" style:justify-single-word="false"/>
      <style:text-properties officeooo:rsid="001463ad" officeooo:paragraph-rsid="001463ad"/>
    </style:style>
    <style:style style:name="P4" style:family="paragraph" style:parent-style-name="Standard">
      <style:paragraph-properties fo:text-align="end" style:justify-single-word="false"/>
      <style:text-properties fo:font-weight="bold" officeooo:rsid="001463ad" officeooo:paragraph-rsid="001463ad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fo:font-weight="normal" officeooo:rsid="001463ad" officeooo:paragraph-rsid="001463ad" style:font-weight-asian="normal" style:font-weight-complex="normal"/>
    </style:style>
    <style:style style:name="T1" style:family="text">
      <style:text-properties officeooo:rsid="001463ad"/>
    </style:style>
    <style:style style:name="T2" style:family="text">
      <style:text-properties officeooo:rsid="0012d1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۱۸</text:span><text:span text:style-name="T2">/۵/۱۴۰۱</text:span></text:p>
      <text:p text:style-name="P1"/>
      <text:p text:style-name="P4">مرتب سازی و شیئ گرا کردن کد</text:p>
      <text:p text:style-name="P4"/>
      <text:p text:style-name="P4">ساخت اسلایدر برای مرز تشخیص چشم ها</text:p>
      <text:p text:style-name="P3"/>
      <text:p text:style-name="P4">پیدا کردن برخی از علت های نویز</text:p>
      <text:p text:style-name="P3">سایه افتادن گوشه چشم برای میانگین بایاس ایجاد می کند</text:p>
      <text:p text:style-name="P3">با نازک و ضخیم کردن شکل های داخل تصویر برخی نویز ها می توانند از بین بروند</text:p>
      <text:p text:style-name="P3">با اعمال تاری گوسی قبل سیاه و سفید کردن تصویر نویز کمتر می شود</text:p>
      <text:p text:style-name="P3">مبدا برای اندازه گیری خودش نقطه ایست که نویز دارد</text:p>
      <text:p text:style-name="P3"/>
      <text:p text:style-name="P4">رسم نمودار</text:p>
      <text:p text:style-name="P4"/>
      <text:p text:style-name="P4">بردن پروژه روی گیتهاب برای ذخیره ی ورژن های مختلف و داشتن بکاپ در فضای ابری و امکان کار کردن روی آن از سیستم های مختلف</text:p>
      <text:p text:style-name="P4"/>
      <text:p text:style-name="P4">پیدا کردن کتابخانه جدید برای تشخیص صورت که مدل آموزش دیده ی ۴۷۶ نقطه از از صورت می دهد که مکان عنبیه را هم در خود دارد</text:p>
      <text:p text:style-name="P5">این روش بهتر است چون در روش قبل وقتی بالا را نگاه میکردیم عنبیه از خط میانگین گیری خارج می شد</text:p>
      <text:p text:style-name="P5"/>
      <text:p text:style-name="P4">مشاهده تعدادی ویدیو برای گرفتن ایده بیشتر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1T09:59:09.570130756</meta:creation-date>
    <dc:date>2022-08-09T13:28:35.680042084</dc:date>
    <meta:editing-duration>PT13M1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156" meta:character-count="717" meta:non-whitespace-character-count="574"/>
  </office:meta>
</office:document-meta>
</file>